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87.87mm" svg:height="115.81mm" svg:x="116.35mm" svg:y="4.52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A2:robotOffset_avg.A5 robotOffset_avg.C18:robotOffset_avg.C21 robotOffset_avg.A2:robotOffset_avg.A5 robotOffset_avg.C22:robotOffset_avg.C25 robotOffset_avg.A2:robotOffset_avg.A5 robotOffset_avg.C26:robotOffset_avg.C29 robotOffset_avg.A2:robotOffset_avg.A5 robotOffset_avg.C30:robotOffset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5000p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1497175141" calcext:value-type="float">
            <text:p>6.149717514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3057909605" calcext:value-type="float">
            <text:p>8.305790960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.2224576271" calcext:value-type="float">
            <text:p>9.222457627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.5028248588" calcext:value-type="float">
            <text:p>12.502824858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.3877118644" calcext:value-type="float">
            <text:p>23.387711864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8.2846045198" calcext:value-type="float">
            <text:p>28.284604519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8.6122881356" calcext:value-type="float">
            <text:p>38.612288135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9.6716101695" calcext:value-type="float">
            <text:p>49.671610169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4.156779661" calcext:value-type="float">
            <text:p>54.15677966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3.1257062147" calcext:value-type="float">
            <text:p>63.125706214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73.9470338983" calcext:value-type="float">
            <text:p>73.947033898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4.9449152542" calcext:value-type="float">
            <text:p>84.944915254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3.9173728814" calcext:value-type="float">
            <text:p>73.917372881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3.1779661017" calcext:value-type="float">
            <text:p>83.177966101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7.0967514124" calcext:value-type="float">
            <text:p>87.096751412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4.9696327684" calcext:value-type="float">
            <text:p>94.969632768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311511299435" calcext:value-type="float">
            <text:p>5.311511299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40466101694916" calcext:value-type="float">
            <text:p>7.404661016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.30197740112996" calcext:value-type="float">
            <text:p>8.3019774011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0.9083333333334" calcext:value-type="float">
            <text:p>10.908333333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424011299435" calcext:value-type="float">
            <text:p>24.424011299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3.0801553672316" calcext:value-type="float">
            <text:p>33.080155367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3.1800141242938" calcext:value-type="float">
            <text:p>43.180014124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3.9887711864407" calcext:value-type="float">
            <text:p>53.988771186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.929802259887" calcext:value-type="float">
            <text:p>60.929802259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2.64011299435" calcext:value-type="float">
            <text:p>72.640112994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0.3010593220338" calcext:value-type="float">
            <text:p>80.30105932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8.9317090395484" calcext:value-type="float">
            <text:p>88.931709039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1.971115819209" calcext:value-type="float">
            <text:p>81.9711158192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9.4554378531074" calcext:value-type="float">
            <text:p>89.4554378531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1.8697993815575" calcext:value-type="float">
            <text:p>91.8697993816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7.600105932204" calcext:value-type="float">
            <text:p>97.6001059322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4:35:58.566130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4:38:43.612586917</dc:date>
    <meta:editing-duration>PT56M12S</meta:editing-duration>
    <meta:editing-cycles>13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8cm" svg:height="11.582cm" xlink:href=".." xlink:type="simple" chart:class="chart:scatter" chart:style-name="ch1">
        <chart:legend svg:x="13.624cm" svg:y="3.749cm" style:legend-expansion="custom" chartooo:width="4.954cm" chartooo:height="4.084cm" style:legend-expansion-aspect-ratio="1.2130264446621" chart:style-name="ch2"/>
        <chart:plot-area chart:style-name="ch3" table:cell-range-address="robotOffset_avg.A2:robotOffset_avg.A5 robotOffset_avg.C2:robotOffset_avg.C33" chart:data-source-has-labels="both" svg:x="1.199cm" svg:y="0.231cm" svg:width="11.923cm" svg:height="10.138cm">
          <chartooo:coordinate-region svg:x="2.006cm" svg:y="0.43cm" svg:width="10.929cm" svg:height="9.292cm"/>
          <chart:axis chart:dimension="x" chart:name="primary-x" chart:style-name="ch4" chartooo:axis-type="auto">
            <chart:title svg:x="4.999cm" svg:y="10.6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264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adjusted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 adjusted&quot;" chart:class="chart:scatter">
            <chart:data-point chart:repeated="4"/>
          </chart:series>
          <chart:series chart:style-name="ch10" chart:values-cell-range-address="robotOffset_avg.C10:robotOffset_avg.C13" loext:label-string="&quot;9% robots adjusted&quot;" chart:class="chart:scatter">
            <chart:data-point chart:repeated="4"/>
          </chart:series>
          <chart:series chart:style-name="ch11" chart:values-cell-range-address="robotOffset_avg.C14:robotOffset_avg.C17" loext:label-string="&quot;11% robots adjusted&quot;" chart:class="chart:scatter">
            <chart:data-point chart:repeated="4"/>
          </chart:series>
          <chart:series chart:style-name="ch12" chart:values-cell-range-address="robotOffset_avg.C18:robotOffset_avg.C21" loext:label-string="&quot;3% robots&quot;" chart:class="chart:scatter">
            <chart:data-point chart:repeated="4"/>
          </chart:series>
          <chart:series chart:style-name="ch13" chart:values-cell-range-address="robotOffset_avg.C22:robotOffset_avg.C25" loext:label-string="&quot;6% robots&quot;" chart:class="chart:scatter">
            <chart:data-point chart:repeated="4"/>
          </chart:series>
          <chart:series chart:style-name="ch14" chart:values-cell-range-address="robotOffset_avg.C26:robotOffset_avg.C29" loext:label-string="&quot;9% robots&quot;" chart:class="chart:scatter">
            <chart:data-point chart:repeated="4"/>
          </chart:series>
          <chart:series chart:style-name="ch15" chart:values-cell-range-address="robotOffset_avg.C30:robotOffset_avg.C33" loext:label-string="&quot;11% robots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adjusted</text:p>
              </table:table-cell>
              <table:table-cell office:value-type="string">
                <text:p>6% robots adjusted</text:p>
              </table:table-cell>
              <table:table-cell office:value-type="string">
                <text:p>9% robots adjusted</text:p>
              </table:table-cell>
              <table:table-cell office:value-type="string">
                <text:p>11% robots adjusted</text:p>
              </table:table-cell>
              <table:table-cell office:value-type="string">
                <text:p>3% robots</text:p>
              </table:table-cell>
              <table:table-cell office:value-type="string">
                <text:p>6% robots</text:p>
              </table:table-cell>
              <table:table-cell office:value-type="string">
                <text:p>9% robots</text:p>
              </table:table-cell>
              <table:table-cell office:value-type="string">
                <text:p>11% robo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6.1497175141">
                <text:p>6.1497175141</text:p>
                <draw:g>
                  <svg:desc>robotOffset_avg.C2:robotOffset_avg.C5</svg:desc>
                </draw:g>
              </table:table-cell>
              <table:table-cell office:value-type="float" office:value="23.3877118644">
                <text:p>23.3877118644</text:p>
                <draw:g>
                  <svg:desc>robotOffset_avg.C6:robotOffset_avg.C9</svg:desc>
                </draw:g>
              </table:table-cell>
              <table:table-cell office:value-type="float" office:value="54.156779661">
                <text:p>54.156779661</text:p>
                <draw:g>
                  <svg:desc>robotOffset_avg.C10:robotOffset_avg.C13</svg:desc>
                </draw:g>
              </table:table-cell>
              <table:table-cell office:value-type="float" office:value="73.9173728814">
                <text:p>73.9173728814</text:p>
                <draw:g>
                  <svg:desc>robotOffset_avg.C14:robotOffset_avg.C17</svg:desc>
                </draw:g>
              </table:table-cell>
              <table:table-cell office:value-type="float" office:value="5.311511299435">
                <text:p>5.311511299435</text:p>
                <draw:g>
                  <svg:desc>robotOffset_avg.C18:robotOffset_avg.C21</svg:desc>
                </draw:g>
              </table:table-cell>
              <table:table-cell office:value-type="float" office:value="24.424011299435">
                <text:p>24.424011299435</text:p>
                <draw:g>
                  <svg:desc>robotOffset_avg.C22:robotOffset_avg.C25</svg:desc>
                </draw:g>
              </table:table-cell>
              <table:table-cell office:value-type="float" office:value="60.929802259887">
                <text:p>60.929802259887</text:p>
                <draw:g>
                  <svg:desc>robotOffset_avg.C26:robotOffset_avg.C29</svg:desc>
                </draw:g>
              </table:table-cell>
              <table:table-cell office:value-type="float" office:value="81.971115819209">
                <text:p>81.971115819209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3057909605">
                <text:p>8.3057909605</text:p>
              </table:table-cell>
              <table:table-cell office:value-type="float" office:value="28.2846045198">
                <text:p>28.2846045198</text:p>
              </table:table-cell>
              <table:table-cell office:value-type="float" office:value="63.1257062147">
                <text:p>63.1257062147</text:p>
              </table:table-cell>
              <table:table-cell office:value-type="float" office:value="83.1779661017">
                <text:p>83.1779661017</text:p>
              </table:table-cell>
              <table:table-cell office:value-type="float" office:value="7.40466101694916">
                <text:p>7.40466101694916</text:p>
              </table:table-cell>
              <table:table-cell office:value-type="float" office:value="33.0801553672316">
                <text:p>33.0801553672316</text:p>
              </table:table-cell>
              <table:table-cell office:value-type="float" office:value="72.64011299435">
                <text:p>72.64011299435</text:p>
              </table:table-cell>
              <table:table-cell office:value-type="float" office:value="89.4554378531074">
                <text:p>89.45543785310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2224576271">
                <text:p>9.2224576271</text:p>
              </table:table-cell>
              <table:table-cell office:value-type="float" office:value="38.6122881356">
                <text:p>38.6122881356</text:p>
              </table:table-cell>
              <table:table-cell office:value-type="float" office:value="73.9470338983">
                <text:p>73.9470338983</text:p>
              </table:table-cell>
              <table:table-cell office:value-type="float" office:value="87.0967514124">
                <text:p>87.0967514124</text:p>
              </table:table-cell>
              <table:table-cell office:value-type="float" office:value="8.30197740112996">
                <text:p>8.30197740112996</text:p>
              </table:table-cell>
              <table:table-cell office:value-type="float" office:value="43.1800141242938">
                <text:p>43.1800141242938</text:p>
              </table:table-cell>
              <table:table-cell office:value-type="float" office:value="80.3010593220338">
                <text:p>80.3010593220338</text:p>
              </table:table-cell>
              <table:table-cell office:value-type="float" office:value="91.8697993815575">
                <text:p>91.86979938155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.5028248588">
                <text:p>12.5028248588</text:p>
              </table:table-cell>
              <table:table-cell office:value-type="float" office:value="49.6716101695">
                <text:p>49.6716101695</text:p>
              </table:table-cell>
              <table:table-cell office:value-type="float" office:value="84.9449152542">
                <text:p>84.9449152542</text:p>
              </table:table-cell>
              <table:table-cell office:value-type="float" office:value="94.9696327684">
                <text:p>94.9696327684</text:p>
              </table:table-cell>
              <table:table-cell office:value-type="float" office:value="10.9083333333334">
                <text:p>10.9083333333334</text:p>
              </table:table-cell>
              <table:table-cell office:value-type="float" office:value="53.9887711864407">
                <text:p>53.9887711864407</text:p>
              </table:table-cell>
              <table:table-cell office:value-type="float" office:value="88.9317090395484">
                <text:p>88.9317090395484</text:p>
              </table:table-cell>
              <table:table-cell office:value-type="float" office:value="97.600105932204">
                <text:p>97.600105932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